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ans-serif"/>
    <style:font-face style:name="MS Mincho" svg:font-family="'MS Mincho', 'ＭＳ 明朝'" style:font-family-generic="modern"/>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5in" fo:margin-left="-0.0819in" table:align="left" style:writing-mode="lr-tb"/>
    </style:style>
    <style:style style:name="Table1.A" style:family="table-column">
      <style:table-column-properties style:column-width="0.6646in"/>
    </style:style>
    <style:style style:name="Table1.B" style:family="table-column">
      <style:table-column-properties style:column-width="0.6632in"/>
    </style:style>
    <style:style style:name="Table1.D" style:family="table-column">
      <style:table-column-properties style:column-width="0.5201in"/>
    </style:style>
    <style:style style:name="Table1.E" style:family="table-column">
      <style:table-column-properties style:column-width="0.2694in"/>
    </style:style>
    <style:style style:name="Table1.F" style:family="table-column">
      <style:table-column-properties style:column-width="0.7153in"/>
    </style:style>
    <style:style style:name="Table1.G" style:family="table-column">
      <style:table-column-properties style:column-width="0.6625in"/>
    </style:style>
    <style:style style:name="Table1.H" style:family="table-column">
      <style:table-column-properties style:column-width="0.6653in"/>
    </style:style>
    <style:style style:name="Table1.I" style:family="table-column">
      <style:table-column-properties style:column-width="0.25in"/>
    </style:style>
    <style:style style:name="Table1.J" style:family="table-column">
      <style:table-column-properties style:column-width="0.412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D2" style:family="table-cell">
      <style:table-cell-properties style:vertical-align="top" style:border-line-width-bottom="0.0007in 0.0139in 0.0007in" fo:padding-left="0.075in" fo:padding-right="0.075in" fo:padding-top="0in" fo:padding-bottom="0in" fo:border-left="none" fo:border-right="none" fo:border-top="none" fo:border-bottom="0.0153in double #000000" style:writing-mode="lr-tb"/>
    </style:style>
    <style:style style:name="Table1.D3"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0.0153in double #000000" fo:border-right="none" fo:border-top="0.0153in double #000000" fo:border-bottom="0.0153in double #000000" style:writing-mode="lr-tb"/>
    </style:style>
    <style:style style:name="Table1.G3" style:family="table-cell">
      <style:table-cell-properties style:vertical-align="top" style:border-line-width-left="0.0007in 0.0139in 0.0007in" fo:padding-left="0.075in" fo:padding-right="0.075in" fo:padding-top="0in" fo:padding-bottom="0in" fo:border-left="0.0153in double #000000" fo:border-right="none" fo:border-top="none" fo:border-bottom="none" style:writing-mode="lr-tb"/>
    </style:style>
    <style:style style:name="Table1.D4" style:family="table-cell">
      <style:table-cell-properties style:vertical-align="top" style:border-line-width-top="0.0007in 0.0139in 0.0007in" fo:padding-left="0.075in" fo:padding-right="0.075in" fo:padding-top="0in" fo:padding-bottom="0in" fo:border-left="none" fo:border-right="none" fo:border-top="0.0153in double #000000" fo:border-bottom="none" style:writing-mode="lr-tb"/>
    </style:style>
    <style:style style:name="Table1.H5"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H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K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H7"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2347in" fo:margin-left="-0.0924in" table:align="left" style:writing-mode="lr-tb"/>
    </style:style>
    <style:style style:name="Table2.A" style:family="table-column">
      <style:table-column-properties style:column-width="6.2347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2.A2" style:family="table-cell">
      <style:table-cell-properties style:vertical-align="top" fo:padding-left="0.075in" fo:padding-right="0.075in" fo:padding-top="0in" fo:padding-bottom="0in" fo:border="0.0139in solid #000000" style:writing-mode="lr-tb"/>
    </style:style>
    <style:style style:name="Table3" style:family="table">
      <style:table-properties style:width="6.1847in" fo:margin-left="-0.0924in" table:align="left" style:writing-mode="lr-tb"/>
    </style:style>
    <style:style style:name="Table3.A" style:family="table-column">
      <style:table-column-properties style:column-width="0.8785in"/>
    </style:style>
    <style:style style:name="Table3.G" style:family="table-column">
      <style:table-column-properties style:column-width="0.913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3.B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3.G1" style:family="table-cell">
      <style:table-cell-properties style:vertical-align="top" fo:padding-left="0.075in" fo:padding-right="0.075in" fo:padding-top="0in" fo:padding-bottom="0in" fo:border-left="none" fo:border-right="0.0139in solid #000000" fo:border-top="0.0139in solid #000000" fo:border-bottom="none"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B2" style:family="table-cell">
      <style:table-cell-properties style:vertical-align="top" fo:padding-left="0.075in" fo:padding-right="0.075in" fo:padding-top="0in" fo:padding-bottom="0in" fo:border="none" style:writing-mode="lr-tb"/>
    </style:style>
    <style:style style:name="Table3.G2" style:family="table-cell">
      <style:table-cell-properties style:vertical-align="top" fo:padding-left="0.075in" fo:padding-right="0.075in" fo:padding-top="0in" fo:padding-bottom="0in" fo:border-left="none" fo:border-right="0.0139in solid #000000" fo:border-top="none" fo:border-bottom="none" style:writing-mode="lr-tb"/>
    </style:style>
    <style:style style:name="Table3.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B11"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3.G11" style:family="table-cell">
      <style:table-cell-properties style:vertical-align="top" fo:padding-left="0.075in" fo:padding-right="0.075in" fo:padding-top="0in" fo:padding-bottom="0in" fo:border-left="none" fo:border-right="0.0139in solid #000000" fo:border-top="none" fo:border-bottom="0.0139in solid #000000" style:writing-mode="lr-tb"/>
    </style:style>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snap-to-layout-grid="false"/>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text-properties style:font-name="Arial1"/>
    </style:style>
    <style:style style:name="P6" style:family="paragraph" style:parent-style-name="Standard">
      <style:text-properties style:font-name="Arial1" style:font-name-complex="Arial1"/>
    </style:style>
    <style:style style:name="P7" style:family="paragraph" style:parent-style-name="Standard">
      <style:paragraph-properties style:snap-to-layout-grid="false"/>
      <style:text-properties style:font-name="Arial1"/>
    </style:style>
    <style:style style:name="P8" style:family="paragraph" style:parent-style-name="Standard">
      <style:paragraph-properties style:snap-to-layout-grid="false"/>
      <style:text-properties style:font-name="Arial1" fo:language="zxx" fo:country="none"/>
    </style:style>
    <style:style style:name="P9" style:family="paragraph" style:parent-style-name="Standard">
      <style:paragraph-properties style:line-height-at-least="0in"/>
      <style:text-properties style:font-name="Arial1" fo:font-style="italic" style:text-underline-style="solid" style:text-underline-width="auto" style:text-underline-color="font-color" style:font-style-asian="italic" style:font-name-complex="Arial1"/>
    </style:style>
    <style:style style:name="P10" style:family="paragraph" style:parent-style-name="Standard">
      <style:text-properties style:font-name="Arial1" fo:font-size="18pt" fo:font-weight="bold" style:font-size-asian="18pt" style:font-weight-asian="bold" style:font-name-complex="Arial1" style:font-size-complex="18pt"/>
    </style:style>
    <style:style style:name="P11" style:family="paragraph" style:parent-style-name="Standard">
      <style:text-properties style:font-name="Arial1" fo:font-size="12pt" style:font-name-complex="Arial1"/>
    </style:style>
    <style:style style:name="P12" style:family="paragraph" style:parent-style-name="Standard">
      <style:paragraph-properties style:snap-to-layout-grid="false"/>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end" style:justify-single-word="false" style:snap-to-layout-grid="false"/>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1" style:font-name-complex="Arial1"/>
    </style:style>
    <style:style style:name="P18" style:family="paragraph" style:parent-style-name="Text_20_body">
      <style:text-properties style:font-name="Arial" fo:font-size="12pt"/>
    </style:style>
    <style:style style:name="P1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20" style:family="paragraph" style:parent-style-name="Standard" style:list-style-name="WW8Num3">
      <style:text-properties style:font-name="Arial1" style:font-name-complex="Arial1"/>
    </style:style>
    <style:style style:name="P21" style:family="paragraph" style:parent-style-name="Standard" style:list-style-name="WW8Num4">
      <style:text-properties style:font-name="Arial1" style:font-name-complex="Arial1"/>
    </style:style>
    <style:style style:name="P22" style:family="paragraph">
      <style:paragraph-properties fo:text-align="center" style:writing-mode="lr-tb"/>
      <style:text-properties fo:font-size="24pt"/>
    </style:style>
    <style:style style:name="T1" style:family="text">
      <style:text-properties style:font-name="Arial1" style:font-name-complex="Arial1"/>
    </style:style>
    <style:style style:name="T2" style:family="text">
      <style:text-properties style:font-name="Arial1" fo:font-weight="bold" style:font-weight-asian="bold" style:font-name-complex="Arial1"/>
    </style:style>
    <style:style style:name="T3" style:family="text">
      <style:text-properties style:font-name="Arial1" fo:font-style="italic" style:text-underline-style="solid" style:text-underline-width="auto" style:text-underline-color="font-color" style:font-style-asian="italic" style:font-name-complex="Arial1"/>
    </style:style>
    <style:style style:name="T4" style:family="text">
      <style:text-properties style:font-name="Arial1" fo:font-style="italic" style:font-style-asian="italic" style:font-name-complex="Arial1"/>
    </style:style>
    <style:style style:name="T5" style:family="text">
      <style:text-properties style:font-name="Arial1" fo:font-size="12pt" style:font-name-complex="Arial1"/>
    </style:style>
    <style:style style:name="T6" style:family="text">
      <style:text-properties style:text-position="super 58%" style:font-name="Arial1" style:font-name-complex="Arial1"/>
    </style:style>
    <style:style style:name="T7" style:family="text">
      <style:text-properties style:text-underline-style="solid" style:text-underline-width="auto" style:text-underline-color="font-color"/>
    </style:style>
    <style:style style:name="T8" style:family="text">
      <style:text-properties fo:font-weight="bold"/>
    </style: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b 1<text:tab/>COSC 2347 <text:s/>“C”<text:tab/>Spring 2012<text:tab/>Burris</text:p>
      <text:p text:style-name="Standard"/>
      <text:p text:style-name="P6">Due: <text:s/>Friday February17 prior to the start of class. <text:s text:c="2"/>Help with Remote Desktop and CRT5.5 appear at the end of this document. <text:s/>All grading options must be completed using “C.” <text:s/><text:span text:style-name="T8">C++ may not be used</text:span>!</text:p>
      <text:p text:style-name="P6"/>
      <text:p text:style-name="Standard"><text:span text:style-name="T2">Submit:</text:span><text:span text:style-name="T1"> <text:s/></text:span><text:span text:style-name="T5">Please submit your lab early or on time. <text:s/>You will however receive more points for a “B” or “A” option lab submitted late than a “C” option lab submitted on time. <text:s/>Do not procrastinate. <text:s/>Additional labs will be assigned prior to the due date.</text:span></text:p>
      <text:p text:style-name="P11"/>
      <text:p text:style-name="P18">All labs must be submitted in an 8-1/2 by 11 envelope. <text:s/>Write your name in the upper left hand corner along the top where the flap folds over (side opposite the folded flap). <text:s/>Write COSC 2347 below your name. <text:s/>You may use the same envelope to submit labs all semester.</text:p>
      <text:p text:style-name="Text_20_body"/>
      <text:p text:style-name="P18">An important part of the lab is to verify that you have implemented it correctly. <text:s/>When appropriate, I suggest you calculate by hand the correct answers for adequate test data and verify your program results. <text:s/>I will also verify your results by hand. <text:s/>If your results are incorrect, I will return the entire lab to you for corrections and deduct an appropriate penalty form your final grade. <text:s/><text:span text:style-name="T7">You must state on the first page of the lab (cover sheet with name, class, due date, and date submitted) which grading option you have completed</text:span>. <text:s/>If you fail to state a grading option, the lab will be treated as a “C” option, i.e., I will not look for the additional features required for the “B” and “A” options while grading.</text:p>
      <text:p text:style-name="Text_20_body"/>
      <text:p text:style-name="P18">In industry, you will typically work on more than one project at a time or more than one module of the same system at a time. <text:s/>Now is a good time to master multitasking with labs.</text:p>
      <text:p text:style-name="P6"/>
      <text:p text:style-name="Standard"><text:span text:style-name="T3">You must state the grading option you are submitting prominently on the cover page of your lab submission</text:span><text:span text:style-name="T1">. <text:s/>Failure to accurately state the grading option will result in a maximum grade of “C” for the assignment. <text:s/>Include your name, the date the lab is due, and the date of submission on the cover page. <text:s text:c="3"/>The “D” option results should appear immediately after the cover page. <text:s/>The “D” option results should be followed by your program listing for the “C” or “B” option followed by the program output. <text:s/>Be sure to become familiar with vi/vim. <text:s/>The exam will probably contain questions to determine you have a working knowledge of all concepts, products, and skills specified in this assignment. <text:s/>Reasonable documentation is expected for all labs. <text:s/>The discussion for the “A” option should follow the output from the “B” option followed by the discussion for the “A+” option.</text:span></text:p>
      <text:p text:style-name="P6"/>
      <text:p text:style-name="P17"/>
      <text:p text:style-name="P6">Most employees are required by law to pay Social Security Tax incorporating the FICA tax rate and FICA limit. <text:s/>The method for computing the tax seldom changes. <text:s/>It is not uncommon however for the government to increase the FICA rate and/or FICA limit yearly. <text:s/>Assume the current FICA rate is 6.78% (0.0678) and the current FICA limit is $69,782.00. <text:s/>Our accounting department has supplied the following flow chart logic for computing FICA tax. <text:s/></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G"/>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no</text:p>
          </table:table-cell>
          <table:table-cell table:style-name="Table1.D2" table:number-columns-spanned="2" office:value-type="string">
            <text:p text:style-name="P7"/>
          </table:table-cell>
          <table:covered-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yes</text:p>
          </table: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8"><draw:line text:anchor-type="char" draw:z-index="0" draw:style-name="gr1" draw:text-style-name="P22" svg:x1="0.0937in" svg:y1="0.1043in" svg:x2="0.0937in" svg:y2="0.9799in"><text:p/></draw:line><draw:line text:anchor-type="char" draw:z-index="4" draw:style-name="gr2" draw:text-style-name="P22" svg:x1="0.4815in" svg:y1="0.1098in" svg:x2="0.1063in" svg:y2="0.1098in"><text:p/></draw:line></text:p>
          </table:table-cell>
          <table:table-cell table:style-name="Table1.D3" table:number-columns-spanned="3" office:value-type="string">
            <text:p text:style-name="P7"><draw:line text:anchor-type="char" draw:z-index="2" draw:style-name="gr2" draw:text-style-name="P22" svg:x1="1.1535in" svg:y1="0.0945in" svg:x2="2.6972in" svg:y2="0.1098in"><text:p/></draw:line>Ytd &gt;= 69,782</text:p>
          </table:table-cell>
          <table:covered-table-cell/>
          <table:covered-table-cell/>
          <table:table-cell table:style-name="Table1.G3" office:value-type="string">
            <text:p text:style-name="P7"/>
          </table:table-cell>
          <table:table-cell table:style-name="Table1.A1" office:value-type="string">
            <text:p text:style-name="P8"><draw:line text:anchor-type="char" draw:z-index="3" draw:style-name="gr1" draw:text-style-name="P22" svg:x1="0.5354in" svg:y1="0.1043in" svg:x2="0.5354in" svg:y2="0.6043in"><text:p/></draw:line></text:p>
          </table: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D4" office:value-type="string">
            <text:p text:style-name="P7"/>
          </table:table-cell>
          <table:table-cell table:style-name="Table1.D4"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H5" office:value-type="string">
            <text:p text:style-name="P7"/>
          </table:table-cell>
          <table:table-cell table:style-name="Table1.H5" table:number-columns-spanned="2" office:value-type="string">
            <text:p text:style-name="P7"/>
          </table:table-cell>
          <table:covered-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H6" table:number-columns-spanned="3" office:value-type="string">
            <text:p text:style-name="P7"><draw:line text:anchor-type="char" draw:z-index="9" draw:style-name="gr2" draw:text-style-name="P22" svg:x1="1.0217in" svg:y1="0.1402in" svg:x2="1.0217in" svg:y2="2.3902in"><text:p/></draw:line>Pay no tax</text:p>
          </table:table-cell>
          <table:covered-table-cell/>
          <table:covered-table-cell/>
          <table:table-cell table:style-name="Table1.K6" office:value-type="string">
            <text:p text:style-name="P7"/>
          </table:table-cell>
        </table:table-row>
        <table:table-row table:style-name="Table1.1">
          <table:table-cell table:style-name="Table1.A1" office:value-type="string">
            <text:p text:style-name="P7">yes</text:p>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table:number-columns-spanned="2" office:value-type="string">
            <text:p text:style-name="P7">no</text:p>
          </table:table-cell>
          <table:covered-table-cell/>
          <table:table-cell table:style-name="Table1.A1" office:value-type="string">
            <text:p text:style-name="P7"/>
          </table:table-cell>
          <table:table-cell table:style-name="Table1.H7" table:number-columns-spanned="2" office:value-type="string">
            <text:p text:style-name="P7"/>
          </table:table-cell>
          <table:covered-table-cell/>
          <table:table-cell table:style-name="Table1.H7"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8"><draw:line text:anchor-type="char" draw:z-index="6" draw:style-name="gr1" draw:text-style-name="P22" svg:x1="0.1811in" svg:y1="0.1181in" svg:x2="0.1811in" svg:y2="0.9933in"><text:p/></draw:line></text:p>
          </table:table-cell>
          <table:table-cell table:style-name="Table1.D3" table:number-columns-spanned="3" office:value-type="string">
            <text:p text:style-name="P7">Ytd + gross &lt;= 69,782</text:p>
          </table:table-cell>
          <table:covered-table-cell/>
          <table:covered-table-cell/>
          <table:table-cell table:style-name="Table1.G3" table:number-columns-spanned="2" office:value-type="string">
            <text:p text:style-name="P7"/>
          </table:table-cell>
          <table:covered-table-cell/>
          <table:table-cell table:style-name="Table1.A1" office:value-type="string">
            <text:p text:style-name="P8"><draw:line text:anchor-type="char" draw:z-index="8" draw:style-name="gr1" draw:text-style-name="P22" svg:x1="-0.0661in" svg:y1="0.1181in" svg:x2="-0.0661in" svg:y2="0.8681in"><text:p/></draw:line></text:p>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D4" office:value-type="string">
            <text:p text:style-name="P7"/>
          </table:table-cell>
          <table:table-cell table:style-name="Table1.D4" office:value-type="string">
            <text:p text:style-name="P7"/>
          </table:table-cell>
          <table:table-cell table:style-name="Table1.D4"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draw:line text:anchor-type="char" draw:z-index="1" draw:style-name="gr1" draw:text-style-name="P22" svg:x1="0.75in" svg:y1="-2in" svg:x2="0.75in" svg:y2="-1.6248in"><text:p/></draw:line></text:p>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H5" office:value-type="string">
            <text:p text:style-name="P7"/>
          </table:table-cell>
          <table:table-cell table:style-name="Table1.H5" office:value-type="string">
            <text:p text:style-name="P7"/>
          </table:table-cell>
          <table:table-cell table:style-name="Table1.H5" office:value-type="string">
            <text:p text:style-name="P7"/>
          </table:table-cell>
          <table:table-cell table:style-name="Table1.A1" office:value-type="string">
            <text:p text:style-name="P7"/>
          </table:table-cell>
          <table:table-cell table:style-name="Table1.H5" table:number-columns-spanned="2" office:value-type="string">
            <text:p text:style-name="P7"/>
          </table:table-cell>
          <table:covered-table-cell/>
          <table:table-cell table:style-name="Table1.H5" office:value-type="string">
            <text:p text:style-name="P7"/>
          </table:table-cell>
          <table:table-cell table:style-name="Table1.H5"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H6" table:number-columns-spanned="3" office:value-type="string">
            <text:p text:style-name="P7">Pay tax on total gross</text:p>
          </table:table-cell>
          <table:covered-table-cell/>
          <table:covered-table-cell/>
          <table:table-cell table:style-name="Table1.K6" office:value-type="string">
            <text:p text:style-name="P7"/>
          </table:table-cell>
          <table:table-cell table:style-name="Table1.H6" table:number-columns-spanned="5" office:value-type="string">
            <text:p text:style-name="P7">Pay tax only on (69,782 – ytd)</text:p>
            <text:p text:style-name="P5"/>
          </table:table-cell>
          <table:covered-table-cell/>
          <table:covered-table-cell/>
          <table:covered-table-cell/>
          <table:covered-table-cell/>
          <table:table-cell table:style-name="Table1.K6" office:value-type="string">
            <text:p text:style-name="P7"/>
          </table:table-cell>
          <table:table-cell table:style-name="Table1.A1" office:value-type="string">
            <text:p text:style-name="P8"><draw:line text:anchor-type="char" draw:z-index="5" draw:style-name="gr2" draw:text-style-name="P22" svg:x1="-4.8748in" svg:y1="-0.8752in" svg:x2="-5.25in" svg:y2="-0.8752in"><text:p/></draw:line></text:p>
          </table:table-cell>
        </table:table-row>
        <table:table-row table:style-name="Table1.1">
          <table:table-cell table:style-name="Table1.H7" office:value-type="string">
            <text:p text:style-name="P7"/>
          </table:table-cell>
          <table:table-cell table:style-name="Table1.H7" office:value-type="string">
            <text:p text:style-name="P8"><draw:line text:anchor-type="char" draw:z-index="12" draw:style-name="gr1" draw:text-style-name="P22" svg:x1="0.1417in" svg:y1="0.0055in" svg:x2="1.8917in" svg:y2="1.3807in"><text:p/></draw:line></text:p>
          </table:table-cell>
          <table:table-cell table:style-name="Table1.H7" office:value-type="string">
            <text:p text:style-name="P7"/>
          </table:table-cell>
          <table:table-cell table:style-name="Table1.A1" office:value-type="string">
            <text:p text:style-name="P7"/>
          </table:table-cell>
          <table:table-cell table:style-name="Table1.A1" table:number-columns-spanned="2" office:value-type="string">
            <text:p text:style-name="P8"><draw:line text:anchor-type="char" draw:z-index="11" draw:style-name="gr1" draw:text-style-name="P22" svg:x1="0.9189in" svg:y1="0.0055in" svg:x2="0.1689in" svg:y2="1.3807in"><text:p/></draw:line></text:p>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8"><draw:line text:anchor-type="char" draw:z-index="10" draw:style-name="gr1" draw:text-style-name="P22" svg:x1="2.6689in" svg:y1="0.0555in" svg:x2="0.1689in" svg:y2="0.9307in"><text:p/></draw:line></text:p>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8"><draw:line text:anchor-type="char" draw:z-index="7" draw:style-name="gr2" draw:text-style-name="P22" svg:x1="1.75in" svg:y1="-2.3752in" svg:x2="2.75in" svg:y2="-2.3752in"><text:p/></draw:line></text:p>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8"><draw:line text:anchor-type="char" draw:z-index="13" draw:style-name="gr1" draw:text-style-name="P22" svg:x1="0.0437in" svg:y1="0.1646in" svg:x2="0.0437in" svg:y2="0.7898in"><text:p/></draw:line></text:p>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A1" office:value-type="string">
            <text:p text:style-name="P7"/>
          </table:table-cell>
          <table:table-cell table:style-name="Table1.A1" office:value-type="string">
            <text:p text:style-name="P7"/>
          </table:table-cell>
        </table:table-row>
      </table:table>
      <text:p text:style-name="P6"/>
      <text:p text:style-name="P6"/>
      <text:p text:style-name="P6"/>
      <text:p text:style-name="P6">Flow charts normally use diamonds to indicate decisions and rectangles to indicate operations. <text:s/>Double walled rectangles were used above for triangles to overcome the limits of the word processor with respect to flowchart symbols.</text:p>
      <text:p text:style-name="P6"/>
      <text:p text:style-name="Standard"><text:span text:style-name="T1">The following exert from federal law was utilized by the accounting department to develop the above flow chart logic. <text:s/>Employers are required to maintain tax records on each individual employee including their current year-to-date wages (YTD, total wages earned to the present date). <text:s/>The YTD value is set to zero every January 1</text:span><text:span text:style-name="T6">st</text:span><text:span text:style-name="T1"> to start the next fiscal year. <text:s/>If an employee’s YTD gross plus gross pay for the period is less than or equal to the FICA limit, the employee must pay the full tax, i.e., the product of the FICA rate and gross pay. <text:s/>If an employee’s current YTD wages exceed the FICA limit, the employee pays no tax on the gross this pay period. <text:s/>If the employee’s current YTD is less than the FICA limit but the sum of the current YTD and current gross pay exceeds the FICA limit, the employee is taxed on that portion not exceeding the FICA limit. <text:s/>For example, assume your current YTD is $66,782.00 and your gross pay for this period is $4,000.00. <text:s/>Then your tax would be the product of ($69,782.00 - $66, 728.00) and 0.0678. <text:s/></text:span></text:p>
      <text:p text:style-name="P6"/>
      <text:p text:style-name="P17"/>
      <text:p text:style-name="P13">“D” Option (best grade is 60):”</text:p>
      <text:p text:style-name="P6">Create the script shown below named envScript.sh using vi or vim to print basic information on the system you use for development. <text:s/>Execute the script and submit a copy of the script and results. <text:s/>Management would prefer you use <text:s/>lnxacadshell01.shsu.edu ensuring you master new skills. <text:s/>You will be charged 5 grade points if you use any other platform.</text:p>
      <text:p text:style-name="P6"/>
      <text:p text:style-name="P6">The script may be listed on the command widow using the command “cat envScript.sh” with the following results after creating the file.</text:p>
      <text:p text:style-name="Standard"/>
      <text:p text:style-name="Standard">$ cat envScript.sh</text:p>
      <text:p text:style-name="Standard">#!/bin/bash</text:p>
      <text:p text:style-name="Standard"># The first line, called 'shebang - #!,' indicates use the bash shell to evaluate the script.</text:p>
      <text:p text:style-name="Standard"># #!/bin/perl would have requested use of Perl to evaluate the script.</text:p>
      <text:p text:style-name="Standard">#Usually lines beginning with a pound sign are comments.</text:p>
      <text:p text:style-name="Standard">echo "Welcome to COSC2347 C executing on host $HOSTNAME running $OSTYPE."</text:p>
      <text:p text:style-name="Standard">echo "Your user id is $USER in home directory $HOME."</text:p>
      <text:p text:style-name="Standard">echo "Your system is executing version $BASH_VERSION."</text:p>
      <text:p text:style-name="Standard">echo "Your current path is $PATH, present working directory $PWD."</text:p>
      <text:p text:style-name="Standard">echo "Your previous working directory was $OLDPWD."</text:p>
      <text:p text:style-name="Standard">echo "The process ID of the interpreter (or script) $PPID "</text:p>
      <text:p text:style-name="Standard"># <text:s/>"with $# arguments accessible as $0, $1, $2, ... "</text:p>
      <text:p text:style-name="Standard"/>
      <text:p text:style-name="Standard">sleep 2</text:p>
      <text:p text:style-name="Standard">echo "After a 2 second nap, you have been running $SECONDS seconds."</text:p>
      <text:p text:style-name="Standard">exit</text:p>
      <text:p text:style-name="P6"/>
      <text:p text:style-name="P6">Execute the script telling the command interpreter to look in the current directory as follows showing sample results:</text:p>
      <text:p text:style-name="Standard"/>
      <text:p text:style-name="Standard">$ ./envScript.sh</text:p>
      <text:p text:style-name="Standard">Welcome to CS278 C executing on host localhost.localdomain running linux-gnu.</text:p>
      <text:p text:style-name="Standard">Your user id is csc_dsb in home directory /home/csc_dsb.</text:p>
      <text:p text:style-name="Standard">Your system is executing version 3.00.16(1)-release.</text:p>
      <text:p text:style-name="Standard">Your current path is /usr/kerberos/bin:/usr/local/bin:/usr/bin:/bin:/usr/X11R6/bin:/home/csc_dsb/bin, present working directory /home/csc_dsb/cs278c.</text:p>
      <text:p text:style-name="Standard">Your previous working directory was .</text:p>
      <text:p text:style-name="Standard">The process ID of the interpreter (or script) 3470</text:p>
      <text:p text:style-name="Standard">After a 2 second nap, you have been running 2 seconds.</text:p>
      <text:p text:style-name="Standard"/>
      <text:p text:style-name="P6">The first time you attempt to execute the script, the system will give you an error message stating the code is not executable or permission denied. <text:s/>To determine the problem use the ls command as follows:</text:p>
      <text:p text:style-name="Standard"/>
      <text:p text:style-name="Standard">$ ls -l *.sh</text:p>
      <text:p text:style-name="Standard">-rw-rw-r-- <text:s/>1 csc_dsb csc_dsb 512 Jan 10 06:16 envScript.sh</text:p>
      <text:p text:style-name="Standard"/>
      <text:p text:style-name="P16"/>
      <text:p text:style-name="P6">Note this indicates the user (creator) may read and write the file but it is currently not executable. <text:s/>To execute the script we must change its mode as follows:</text:p>
      <text:p text:style-name="Standard"/>
      <text:p text:style-name="Standard">$ chmod +x envScript.sh</text:p>
      <text:p text:style-name="Standard">$ ls -l *sh</text:p>
      <text:p text:style-name="Standard">-rwxrwxr-x <text:s/>1 csc_dsb csc_dsb 512 Jan 10 06:16 envScript.sh</text:p>
      <text:p text:style-name="Standard">$ ./envScript.sh</text:p>
      <text:p text:style-name="Standard"/>
      <text:p text:style-name="P6">Executing the ls command a second time, we see it is now executable. And may be executed as shown above.</text:p>
      <text:p text:style-name="Standard"/>
      <text:p text:style-name="P6">The “current directory ('.') ” is not part of the default path on Linux. <text:s/>In general, when you ask Linux to find a script or executable, it only looks in the current path. <text:s/>Hence to execute the script “envScript.sh” you must prefix it with the path command './' for Linux to look in the current directory. <text:s/>If you do not like typing the './' simply add the current directory '.' to the system path for the current session. <text:s/>Note the path is a list of colon (':') delimited directories to be searched left to right looking for the desired item. <text:s/>The current directory may be concatenated to the path from a script or command prompt by executing the following command at the system prompt:</text:p>
      <text:p text:style-name="Standard"/>
      <text:p text:style-name="Standard">$ echo $PATH</text:p>
      <text:p text:style-name="P3">$ export PATH=$PATH:./</text:p>
      <text:p text:style-name="Standard">echo $PATH</text:p>
      <text:p text:style-name="Standard"/>
      <text:p text:style-name="Standard">The 'echo' commands were included to show the path prior to and after concatenating the current directory. <text:s/>This only changes the path for the current session. <text:s/>You can also permanently change the path if desired to include the current directory. <text:s/>Now an executable or script may be run simply by entering its name as the system will search for them in the current directory after looking for them first in the preceding path (left to right). <text:s/>There is an advantage to placing the most likely locations to find items first in the path (./:$PATH). <text:s/>Note that if another executable by the same name appeared earlier in the path, it would have been selected for execution rather than our code/script.</text:p>
      <text:p text:style-name="Standard"/>
      <text:p text:style-name="P9">There are multiple ways to submit your “D” option results. One way is to use the mouse and select the session text in the command window. <text:s/>Use the edit copy option and paste it in a file you open with vi. <text:s/>Save the file on a USB or other media you can access latter on any system. <text:s/></text:p>
      <text:p text:style-name="P9"/>
      <text:p text:style-name="P9">If you are using an SHSU work station or remote desk top and CRT5.5 from the SHSU menu system, you can open a document in MS-Windows and paste the results copied from CRT5.5 <text:s/>into the document for printing. <text:s/>Regardless of the method you select to submit your work, use a clean session – no errors, false attempts, etcetera mixed with the commands required to meet the lab specification. <text:s/>You do not have to use SHSU facilities. <text:s/>If you have your own computer, printer, etcetera, you may utilize them to complete the lab using a telnet product of your choice to complete the lab on lnxacadshell01. </text:p>
      <text:p text:style-name="Standard"/>
      <text:p text:style-name="Standard">Linux and Microsoft use different terminators for the end of line marker. <text:s/>I recommend you use Textpad or Notepad on the Microsoft System to display any files you copy from a Linux environment. <text:s/>Textpad is especially good at interpreting text files from most operating systems.</text:p>
      <text:p text:style-name="Standard"/>
      <text:p text:style-name="P16"/>
      <text:p text:style-name="P13">“C” Option (best grade is 70):</text:p>
      <text:p text:style-name="Standard"><text:span text:style-name="T1">First complete the “D” option. <text:s/>Now repeatedly prompt the user in a “</text:span><text:span text:style-name="T4">do-while</text:span><text:span text:style-name="T1">, </text:span><text:span text:style-name="T4">while</text:span><text:span text:style-name="T1">, or </text:span><text:span text:style-name="T4">for</text:span><text:span text:style-name="T1">” construct for an employee’s YTD and gross until the user indicates all data has been processed. <text:s/>Calculate the employees FICA tax. <text:s/>Print a single page report with appropriate headings and one line per employee. <text:s/>The report detail line should include the YTD, gross, and FICA tax. <text:s/>The tax rate and FICA limit should be entered by the user from their terminal or hard coded in the program one time only. <text:s/>You may use lnxacadshell01 or any Linux/Unix distribution of your choice to complete the “C” and “B” options of this lab. <text:s/>Use the data on the sample “B” option report for your data (YTD and gross).</text:span></text:p>
      <text:p text:style-name="Standard"/>
      <text:p text:style-name="P13">“B” Option (best grade is 80):</text:p>
      <text:p text:style-name="P6">In addition to the “C” option, prompt the user for the employee’s name and employee number. <text:s/>Include this information on each detail line in the report. <text:s/>Each line in the report should be numbered consecutively starting with one in increments of one. <text:s/>The Line number should be left justified using four print positions. <text:s/>The employee number should be right justified using six print positions. <text:s/>The FICA tax should be printed with a leading dollar sign (“$”) and two decimal digits (nearest cent) to the right of the radix point. <text:s/>Does “C” round or truncated your tax calculation? <text:s/>Hint: %8d, %-8d. <text:s/>All decimal points in the same column should be in a line. <text:s/>Use the information on the sample “B” option report for your data.</text:p>
      <text:p text:style-name="P6"/>
      <text:p text:style-name="P6">Exhibit the total gross for the pay period as well as the total FICA tax as a footer at the end of the report in the appropriate columns.</text:p>
      <text:p text:style-name="Standard"/>
      <text:p text:style-name="Standard"/>
      <text:p text:style-name="P13">“A” Option (best grade is 95):</text:p>
      <text:p text:style-name="P6">Complete the “B” option. <text:s/>The following is a thought problem. <text:s/>State a position and explain why it is the best choice in light of all three management positions stated below. <text:s/>Consider the situation where the FICA rate and limit change frequently as well as the situation where these numbers are not subject to frequent change.</text:p>
      <text:p text:style-name="P6"/>
      <text:p text:style-name="P6">Group 1:</text:p>
      <text:p text:style-name="P6">Many employers allow employees to place numeric values for the FICA rate and FICA limit directly in their code (hard code). <text:s/>Is this a good or bad practice? <text:s/>Consider the effects of program enhancement, the tax law changes and these values must be changed, not the method for performing the calculations. <text:s/>Assume the state enacts a tax law using the same rate and limit as the federal government. <text:s/>Two years latter one government entity changes one or more values and the other government entity does not. <text:s/>What are the potential dangers encountered during program modification?</text:p>
      <text:p text:style-name="P6"/>
      <text:p text:style-name="P6">Group 2:</text:p>
      <text:p text:style-name="P6">Using the discussion of group one, group 2 believes company policy (SOP – standard operating policy) should be to never allow the use of numeric literals in the code. <text:s/>They believe the FICA rate and FICA limit should be defined as “constants” and only the constant referenced within the code. <text:s/>Any programmer using numeric literal should be given an opportunity to travel and meet new people at their own expense. <text:s/>When a tax law changes, the maintenance programmer should modify the source code and re-build the project. <text:s/>Each constant should only be defined one time in the project.</text:p>
      <text:p text:style-name="P6"/>
      <text:p text:style-name="Standard">Group 3:</text:p>
      <text:p text:style-name="P6"><text:soft-page-break/>The policy position espoused by group 1 and group 2 only allow programmers to specify the numeric values for the required computations. <text:s/>Group 3 supporters believe all values used in the computations should be placed in a file the user can edit. <text:s/>When the program starts, it reads the file to obtain values such as the FICA rate and FICA limit. <text:s/>Hence the program will not have to be modified, rebuilt, and checked for potential errors introduced to the code during the modification process. <text:s/>Explain the pros and cons of this approach in light of the approaches espoused by group1 and group 2. </text:p>
      <text:p text:style-name="P6"/>
      <text:p text:style-name="P13">“A+” Option (best grade is 100):</text:p>
      <text:p text:style-name="P6">Complete the “A” option. <text:s/>You must accomplish both of the following. <text:s/>You must use the “command prompt” version of FTP for both parts of the problem. <text:s/>You may not use a GUI on either platform. <text:s/>If you complete the “A” option, conspicuously say so on your lab. <text:s/>I will take your word for completing the material. <text:s/>You should expect questions over this material on the first test.</text:p>
      <text:list xml:id="list30278718" text:style-name="WW8Num3">
        <text:list-item>
          <text:p text:style-name="P20">Using MS-Windows (any version) ftp (your choice of actual ftp programs) to your Linux/Unix environment and transfer a file. <text:s/>Be sure you know how to select the desired directories for the file transfer to occur on both platforms. <text:s/>You should master deleting files on the platform to which you have connected by ftp.</text:p>
        </text:list-item>
      </text:list>
      <text:p text:style-name="P6"/>
      <text:list xml:id="list30457599" text:continue-numbering="true" text:style-name="WW8Num3">
        <text:list-item>
          <text:p text:style-name="P20">Using Linux/Unix, ftp to Windows and transfer a file. <text:s/>Be sure you know how to select the desired directories for the file transfer to occur on both platforms. <text:s/>The command “ipconfig /all” on Windows will exhibit your IP address. <text:s/>You should master deleting files on the platform to which you have connected by ftp. <text:s/>The command “ifconfig” on Linux will exhibit your IP address.</text:p>
        </text:list-item>
      </text:list>
      <text:p text:style-name="P6"/>
      <text:p text:style-name="P6">The A+ option may be done on your own equipment or in the CS labs. <text:s/>Labs operated by <text:a xlink:type="simple" xlink:href="mailto:IT@Sam">IT@Sam</text:a> will not allow the use of telent and ftp. <text:s/>They do allow secure versions where account names and passwords are encrypted. <text:s/>You may complete the A+ Option using secure ftp if desired. <text:s/>I much prefer you learn to use the command line but will allow use of a GUI if you have to use a secure version of the product.</text:p>
      <text:p text:style-name="P6"/>
      <text:p text:style-name="P6"/>
      <text:p text:style-name="P17"/>
      <text:p text:style-name="P6">Sample data and output for the “B” option. <text:s/>Use the data in the first four rows to test all grading options. <text:s/>No program may be considered reliable until the results of your hand calculations match the output produced by your code.</text:p>
      <text:p text:style-name="Standard"/>
      <text:p text:style-name="Standard"/>
      <text:p text:style-name="Standard"/>
      <text:p text:style-name="Standard"/>
      <table:table table:name="Table2" table:style-name="Table2">
        <table:table-column table:style-name="Table2.A"/>
        <table:table-row table:style-name="Table2.1">
          <table:table-cell table:style-name="Table2.A1" office:value-type="string">
            <text:p text:style-name="P4">Cover Page</text:p>
          </table:table-cell>
        </table:table-row>
        <table:table-row table:style-name="Table2.1">
          <table:table-cell table:style-name="Table2.A2" office:value-type="string">
            <text:p text:style-name="P2">Lab 1</text:p>
            <text:p text:style-name="P1"/>
            <text:p text:style-name="P1">Your name</text:p>
            <text:p text:style-name="P1"/>
            <text:p text:style-name="P1">Due: <text:s/>February 13, 2012</text:p>
            <text:p text:style-name="P1"/>
            <text:p text:style-name="P1">Submitted: <text:s/>February xx, 2009</text:p>
          </table:table-cell>
        </table:table-row>
      </table:table>
      <text:p text:style-name="Standard"/>
      <table:table table:name="Table3" table:style-name="Table3">
        <table:table-column table:style-name="Table3.A" table:number-columns-repeated="6"/>
        <table:table-column table:style-name="Table3.G"/>
        <table:table-row table:style-name="Table3.1">
          <table:table-cell table:style-name="Table3.A1" office:value-type="string">
            <text:p text:style-name="P12"/>
          </table:table-cell>
          <table:table-cell table:style-name="Table3.B1" office:value-type="string">
            <text:p text:style-name="P12"/>
          </table:table-cell>
          <table:table-cell table:style-name="Table3.B1" office:value-type="string">
            <text:p text:style-name="P12"/>
          </table:table-cell>
          <table:table-cell table:style-name="Table3.B1" office:value-type="string">
            <text:p text:style-name="P12">ACME</text:p>
          </table:table-cell>
          <table:table-cell table:style-name="Table3.B1" office:value-type="string">
            <text:p text:style-name="P12"/>
          </table:table-cell>
          <table:table-cell table:style-name="Table3.B1" office:value-type="string">
            <text:p text:style-name="P12"/>
          </table:table-cell>
          <table:table-cell table:style-name="Table3.G1" office:value-type="string">
            <text:p text:style-name="P12">*date</text:p>
          </table:table-cell>
        </table:table-row>
        <table:table-row table:style-name="Table3.1">
          <table:table-cell table:style-name="Table3.A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G2" office:value-type="string">
            <text:p text:style-name="P12"/>
          </table:table-cell>
        </table:table-row>
        <table:table-row table:style-name="Table3.1">
          <table:table-cell table:style-name="Table3.A2" office:value-type="string">
            <text:p text:style-name="P12">Line No.</text:p>
          </table:table-cell>
          <table:table-cell table:style-name="Table3.B2" office:value-type="string">
            <text:p text:style-name="P12">Emp. No.</text:p>
          </table:table-cell>
          <table:table-cell table:style-name="Table3.B2" office:value-type="string">
            <text:p text:style-name="P12">Given</text:p>
          </table:table-cell>
          <table:table-cell table:style-name="Table3.B2" office:value-type="string">
            <text:p text:style-name="P12">Surname</text:p>
          </table:table-cell>
          <table:table-cell table:style-name="Table3.B2" office:value-type="string">
            <text:p text:style-name="P12">YTD ($)</text:p>
          </table:table-cell>
          <table:table-cell table:style-name="Table3.B2" office:value-type="string">
            <text:p text:style-name="P12">Gross ($)</text:p>
          </table:table-cell>
          <table:table-cell table:style-name="Table3.G2" office:value-type="string">
            <text:p text:style-name="P12">FICA Tax</text:p>
          </table:table-cell>
        </table:table-row>
        <table:table-row table:style-name="Table3.1">
          <table:table-cell table:style-name="Table3.A2" office:value-type="string">
            <text:p text:style-name="P14"/>
          </table:table-cell>
          <table:table-cell table:style-name="Table3.B2" office:value-type="string">
            <text:p text:style-name="P15"/>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5"/>
          </table:table-cell>
          <table:table-cell table:style-name="Table3.B2" office:value-type="string">
            <text:p text:style-name="P15"/>
          </table:table-cell>
          <table:table-cell table:style-name="Table3.G2" office:value-type="string">
            <text:p text:style-name="P15"/>
          </table:table-cell>
        </table:table-row>
        <table:table-row table:style-name="Table3.1">
          <table:table-cell table:style-name="Table3.A2" office:value-type="string">
            <text:p text:style-name="P14">1</text:p>
          </table:table-cell>
          <table:table-cell table:style-name="Table3.B2" office:value-type="string">
            <text:p text:style-name="P15">342</text:p>
          </table:table-cell>
          <table:table-cell table:style-name="Table3.B2" office:value-type="string">
            <text:p text:style-name="P12">Joe</text:p>
          </table:table-cell>
          <table:table-cell table:style-name="Table3.B2" office:value-type="string">
            <text:p text:style-name="P12">Smith</text:p>
          </table:table-cell>
          <table:table-cell table:style-name="Table3.B2" office:value-type="string">
            <text:p text:style-name="P15">69782.00</text:p>
          </table:table-cell>
          <table:table-cell table:style-name="Table3.B2" office:value-type="string">
            <text:p text:style-name="P15">500.31</text:p>
          </table:table-cell>
          <table:table-cell table:style-name="Table3.G2" office:value-type="string">
            <text:p text:style-name="P15">???.??</text:p>
          </table:table-cell>
        </table:table-row>
        <table:table-row table:style-name="Table3.1">
          <table:table-cell table:style-name="Table3.A2" office:value-type="string">
            <text:p text:style-name="P14">2</text:p>
          </table:table-cell>
          <table:table-cell table:style-name="Table3.B2" office:value-type="string">
            <text:p text:style-name="P15">34256</text:p>
          </table:table-cell>
          <table:table-cell table:style-name="Table3.B2" office:value-type="string">
            <text:p text:style-name="P12">Sam</text:p>
          </table:table-cell>
          <table:table-cell table:style-name="Table3.B2" office:value-type="string">
            <text:p text:style-name="P12">Hopper</text:p>
          </table:table-cell>
          <table:table-cell table:style-name="Table3.B2" office:value-type="string">
            <text:p text:style-name="P15">45.66</text:p>
          </table:table-cell>
          <table:table-cell table:style-name="Table3.B2" office:value-type="string">
            <text:p text:style-name="P15">7823.10</text:p>
          </table:table-cell>
          <table:table-cell table:style-name="Table3.G2" office:value-type="string">
            <text:p text:style-name="P15">???.??</text:p>
          </table:table-cell>
        </table:table-row>
        <table:table-row table:style-name="Table3.1">
          <table:table-cell table:style-name="Table3.A2" office:value-type="string">
            <text:p text:style-name="P14">3</text:p>
          </table:table-cell>
          <table:table-cell table:style-name="Table3.B2" office:value-type="string">
            <text:p text:style-name="P15">34</text:p>
          </table:table-cell>
          <table:table-cell table:style-name="Table3.B2" office:value-type="string">
            <text:p text:style-name="P12">Mary</text:p>
          </table:table-cell>
          <table:table-cell table:style-name="Table3.B2" office:value-type="string">
            <text:p text:style-name="P12">James</text:p>
          </table:table-cell>
          <table:table-cell table:style-name="Table3.B2" office:value-type="string">
            <text:p text:style-name="P15">60000.00</text:p>
          </table:table-cell>
          <table:table-cell table:style-name="Table3.B2" office:value-type="string">
            <text:p text:style-name="P15">9782.00</text:p>
          </table:table-cell>
          <table:table-cell table:style-name="Table3.G2" office:value-type="string">
            <text:p text:style-name="P15">???.??</text:p>
          </table:table-cell>
        </table:table-row>
        <table:table-row table:style-name="Table3.1">
          <table:table-cell table:style-name="Table3.A2" office:value-type="string">
            <text:p text:style-name="P14">4</text:p>
          </table:table-cell>
          <table:table-cell table:style-name="Table3.B2" office:value-type="string">
            <text:p text:style-name="P15">785</text:p>
          </table:table-cell>
          <table:table-cell table:style-name="Table3.B2" office:value-type="string">
            <text:p text:style-name="P12">Tom</text:p>
          </table:table-cell>
          <table:table-cell table:style-name="Table3.B2" office:value-type="string">
            <text:p text:style-name="P12">Jones</text:p>
          </table:table-cell>
          <table:table-cell table:style-name="Table3.B2" office:value-type="string">
            <text:p text:style-name="P15">69700.00</text:p>
          </table:table-cell>
          <table:table-cell table:style-name="Table3.B2" office:value-type="string">
            <text:p text:style-name="P15">200.26</text:p>
          </table:table-cell>
          <table:table-cell table:style-name="Table3.G2" office:value-type="string">
            <text:p text:style-name="P15">???.??</text:p>
          </table:table-cell>
        </table:table-row>
        <table:table-row table:style-name="Table3.1">
          <table:table-cell table:style-name="Table3.A2" office:value-type="string">
            <text:p text:style-name="P14"/>
          </table:table-cell>
          <table:table-cell table:style-name="Table3.B2" office:value-type="string">
            <text:p text:style-name="P15"/>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5"/>
          </table:table-cell>
          <table:table-cell table:style-name="Table3.G2" office:value-type="string">
            <text:p text:style-name="P15"/>
          </table:table-cell>
        </table:table-row>
        <table:table-row table:style-name="Table3.1">
          <table:table-cell table:style-name="Table3.A2" office:value-type="string">
            <text:p text:style-name="P14"/>
          </table:table-cell>
          <table:table-cell table:style-name="Table3.B2" office:value-type="string">
            <text:p text:style-name="P15"/>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Totals</text:p>
          </table:table-cell>
          <table:table-cell table:style-name="Table3.B2" office:value-type="string">
            <text:p text:style-name="P15">??????.??</text:p>
          </table:table-cell>
          <table:table-cell table:style-name="Table3.G2" office:value-type="string">
            <text:p text:style-name="P15">?????.??</text:p>
          </table:table-cell>
        </table:table-row>
        <table:table-row table:style-name="Table3.1">
          <table:table-cell table:style-name="Table3.A11" office:value-type="string">
            <text:p text:style-name="P14"/>
          </table:table-cell>
          <table:table-cell table:style-name="Table3.B11" office:value-type="string">
            <text:p text:style-name="P15"/>
          </table:table-cell>
          <table:table-cell table:style-name="Table3.B11" office:value-type="string">
            <text:p text:style-name="P12"/>
          </table:table-cell>
          <table:table-cell table:style-name="Table3.B11" office:value-type="string">
            <text:p text:style-name="P12"/>
          </table:table-cell>
          <table:table-cell table:style-name="Table3.B11" office:value-type="string">
            <text:p text:style-name="P12"/>
          </table:table-cell>
          <table:table-cell table:style-name="Table3.B11" office:value-type="string">
            <text:p text:style-name="P15"/>
          </table:table-cell>
          <table:table-cell table:style-name="Table3.G11" office:value-type="string">
            <text:p text:style-name="P15"/>
          </table:table-cell>
        </table:table-row>
      </table:table>
      <text:p text:style-name="Standard"/>
      <text:p text:style-name="P6">“*” Management would be impressed if you printed the output with a dollar sign and commas in the appropriate positions. <text:s/>They would be super impressed if you print the date obtained from the system clock in the upper right corner. <text:s/>If you print the date using the system clock, be sure to brag on your accomplishment. <text:s/>One way would be to mark the section of code with a highlighter!</text:p>
      <text:p text:style-name="P6"/>
      <text:p text:style-name="P6">**************************</text:p>
      <text:p text:style-name="P6">HINT: <text:s/>A second approach has been investigated by members of previous classes to handle floating commas, dollars signs, etc. like COBOL in money.h and time using time.h (also local.h). <text:s/>Normally I do not allow external libraries not covered in class. <text:s/>I will allow the use of these libraries if you go to the effort to learn them.</text:p>
      <text:p text:style-name="P6"/>
      <text:p text:style-name="P6">Another approach used by many students to edit numbers inserting dollar signs and commas involves character arrays. Their strategy was to convert the number (e.g. gross pay) to a string stored in an array of characters. They could then locate and insert commas in the number prior to printing.</text:p>
      <text:p text:style-name="P6">****************************</text:p>
      <text:p text:style-name="P6"/>
      <text:p text:style-name="P17"/>
      <text:p text:style-name="P10">SHSU Remote Terminal:</text:p>
      <text:p text:style-name="P6">If you are using a workstation on campus, you may use CRT5.5 to telnet to lnxacadshell01.shsu.edu. <text:s/>You may have to install it in your account prior to the first use. <text:s/>Any lab instructor should be able to help you install the communications software if you need help. <text:s/>If you work off campus, you will need “Remote Desk Top” to be able to utilize CRT5.5. <text:s/>Instructions for using Remote Desk Top are on the web at:</text:p>
      <text:p text:style-name="P6"/>
      <text:p text:style-name="Standard"><text:span text:style-name="Internet_20_link"><text:span text:style-name="T1">http://www.shsu.edu/~ucs_www/tech_tutorials/SHSUTechTutorials/remote_desktop.html</text:span></text:span></text:p>
      <text:p text:style-name="P6"/>
      <text:p text:style-name="P6">After logging into remote desktop, you should be able to utilize all software and other facilities available to you when on campus. <text:s/>Be patient with Remote Desktop. <text:s/>It is sloooow. </text:p>
      <text:p text:style-name="P6"/>
      <text:p text:style-name="P10">CRT5.5</text:p>
      <text:p text:style-name="P6">The first time you use CRT5.5, you will want to create a “connection” to lnxacadshell01.shsu.edu. <text:s/>To create a connection the basic steps are:</text:p>
      <text:list xml:id="list30253493" text:style-name="WW8Num4">
        <text:list-item>
          <text:p text:style-name="P21">Start CRT5.5</text:p>
        </text:list-item>
        <text:list-item>
          <text:p text:style-name="P21">Select “File” then “Connect.”</text:p>
        </text:list-item>
        <text:list-item>
          <text:p text:style-name="P21">A window will pop up. <text:s/>The third icon from the left will say “New Session” if you place the mouse on it. <text:s/>Select this option.</text:p>
        </text:list-item>
        <text:list-item>
          <text:p text:style-name="P21">It will indicate use of the “SSH2” protocol, select “Next.”</text:p>
        </text:list-item>
        <text:list-item>
          <text:p text:style-name="P21">You will then enter “lnxacadshell01.shsu.edu” for the server on port 22 with no firewall.</text:p>
        </text:list-item>
        <text:list-item>
          <text:p text:style-name="P21">Select next and finish.</text:p>
        </text:list-item>
      </text:list>
      <text:p text:style-name="P6"/>
      <text:p text:style-name="P6">You may then connect to our Linux server by selecting “File/Connect” followed by double clicking the “lnxacadshell01.shsu.edu” that will appear in the drop down list. <text:s/>Most lab instructors will be able to help you if needed if you show them these directions.</text:p>
      <text:p text:style-name="P6"/>
      <text:p text:style-name="P6">I prefer to use PuTTy, a free encrypted telnet client available for <text:s/>Windows and Linux ( <text:a xlink:type="simple" xlink:href="http://www.chiark.greenend.org.uk/~sgtatham/putty/download.html">http://www.chiark.greenend.org.uk/~sgtatham/putty/download.html</text:a> ). <text:s/>PSFTP is a free encrypted ftp <text:s/>clien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ans-serif"/>
    <style:font-face style:name="MS Mincho" svg:font-family="'MS Mincho', 'ＭＳ 明朝'" style:font-family-generic="modern"/>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1" style:next-style-name="Standard">
      <style:footer>
        <text:p text:style-name="Footer"/>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ab 1</dc:title>
    <meta:initial-creator>David Burris</meta:initial-creator>
    <meta:creation-date>2010-01-10T13:02:00</meta:creation-date>
    <dc:date>2013-01-23T10:30:37.30</dc:date>
    <meta:editing-cycles>20</meta:editing-cycles>
    <meta:editing-duration>PT4H24M59S</meta:editing-duration>
    <meta:generator>LibreOffice/3.3$Win32 LibreOffice_project/330m19$Build-301</meta:generator>
    <meta:document-statistic meta:table-count="3" meta:image-count="0" meta:object-count="0" meta:page-count="8" meta:paragraph-count="147" meta:word-count="3148" meta:character-count="17951"/>
  </office:meta>
</office:document-meta>
</file>